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ffffff" loext:opacity="100%" fo:background-color="#000000"/>
    </style:style>
    <style:style style:name="P2" style:family="paragraph" style:parent-style-name="Standard">
      <style:text-properties fo:color="#000000" loext:opacity="100%" fo:background-color="#ffffff"/>
    </style:style>
    <style:style style:name="P3" style:family="paragraph" style:parent-style-name="Standard">
      <style:text-properties fo:background-color="#000000"/>
    </style:style>
    <style:style style:name="P4" style:family="paragraph" style:parent-style-name="Standard">
      <style:text-properties officeooo:paragraph-rsid="0011e243" fo:background-color="#000000"/>
    </style:style>
    <style:style style:name="P5" style:family="paragraph" style:parent-style-name="Standard">
      <style:text-properties officeooo:rsid="0011e243" officeooo:paragraph-rsid="0011e243" fo:background-color="transparent"/>
    </style:style>
    <style:style style:name="P6" style:family="paragraph" style:parent-style-name="Standard">
      <style:text-properties officeooo:rsid="0011e243" officeooo:paragraph-rsid="0011e243" fo:background-color="transparent"/>
    </style:style>
    <style:style style:name="P7" style:family="paragraph" style:parent-style-name="Standard">
      <style:text-properties fo:font-weight="bold" officeooo:rsid="0011e243" officeooo:paragraph-rsid="0011e243" fo:background-color="transparent" style:font-weight-asian="bold" style:font-weight-complex="bold"/>
    </style:style>
    <style:style style:name="T1" style:family="text">
      <style:text-properties fo:color="#ffffff" loext:opacity="100%" fo:background-color="#000000" loext:char-shading-value="0"/>
    </style:style>
    <style:style style:name="T2" style:family="text">
      <style:text-properties fo:background-color="#000000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ock-Paper-Scissors Game</text:p>
      <text:p text:style-name="P5">This code snippet implements a simple Rock-Paper-Scissors game. The user can choose one of the three options (rock, paper, or scissors), and the computer selects a random option. The program determines the winner based on the choices and displays the result.</text:p>
      <text:p text:style-name="P5"/>
      <text:p text:style-name="P5">Libraries Used</text:p>
      <text:p text:style-name="P5">random: For generating a random computer choice.</text:p>
      <text:p text:style-name="P5">How the Code Works</text:p>
      <text:p text:style-name="P5">Import the necessary library: random.</text:p>
      <text:p text:style-name="P5"/>
      <text:p text:style-name="P5">Prompt the user to enter their choice of rock, paper, or scissors, and store it in the Player variable.</text:p>
      <text:p text:style-name="P5"/>
      <text:p text:style-name="P5">Use random.choice() to randomly select an option from the options list and store it in the computer variable.</text:p>
      <text:p text:style-name="P5"/>
      <text:p text:style-name="P5">Define the Game() function to determine the winner based on the player's choice and the computer's choice.</text:p>
      <text:p text:style-name="P5"/>
      <text:p text:style-name="P5">Implement the game logic using conditional statements. Compare the player's choice to the computer's choice and return the result (e.g., "player wins", "computer wins", or "tie").</text:p>
      <text:p text:style-name="P5"/>
      <text:p text:style-name="P5">Print the player's choice and the computer's choice.</text:p>
      <text:p text:style-name="P5"/>
      <text:p text:style-name="P5">Call the Game() function to determine the winner and print the result.</text:p>
      <text:p text:style-name="P5"/>
      <text:p text:style-name="P5"># importing the random module to give random choices to computer</text:p>
      <text:p text:style-name="P3">import random<text:tab/><text:tab/><text:tab/><text:tab/><text:tab/><text:tab/><text:tab/><text:tab/><text:tab/><text:tab/><text:tab/><text:tab/></text:p>
      <text:p text:style-name="P3"/>
      <text:p text:style-name="P5"># var that will deal with computer choice and user choice </text:p>
      <text:p text:style-name="P3">options = ['rock', 'paper', 'scissors']<text:tab/><text:tab/><text:tab/><text:tab/><text:tab/><text:tab/><text:tab/><text:tab/><text:tab/><text:tab/></text:p>
      <text:p text:style-name="P3">Player = input('What's your choice: (rock, paper, or scissors): ')<text:tab/><text:tab/><text:tab/><text:tab/><text:tab/><text:tab/></text:p>
      <text:p text:style-name="P3">computer = random.choice(options)<text:tab/><text:tab/><text:tab/><text:tab/><text:tab/><text:tab/><text:tab/><text:tab/><text:tab/><text:tab/></text:p>
      <text:p text:style-name="P3"/>
      <text:p text:style-name="Standard"/>
      <text:p text:style-name="P3">def Game():<text:tab/><text:tab/><text:tab/><text:tab/><text:tab/><text:tab/><text:tab/><text:tab/><text:tab/><text:tab/><text:tab/><text:tab/><text:tab/></text:p>
      <text:p text:style-name="Standard"><text:s text:c="4"/>"""</text:p>
      <text:p text:style-name="Standard"><text:s text:c="4"/>This function simulates a game of Rock, Paper, Scissors between the player and the computer.</text:p>
      <text:p text:style-name="Standard"/>
      <text:p text:style-name="Standard"><text:s text:c="4"/>Returns:</text:p>
      <text:p text:style-name="Standard"><text:s text:c="8"/>str: The outcome of the game (computer wins, player wins, or tie).</text:p>
      <text:p text:style-name="Standard"><text:s text:c="4"/>"""</text:p>
      <text:p text:style-name="Standard"/>
      <text:p text:style-name="Standard"><text:s text:c="4"/># Check the possible outcomes if the player chooses rock</text:p>
      <text:p text:style-name="P4"><text:s text:c="4"/>if Player == 'rock': <text:s text:c="10"/><text:tab/><text:tab/><text:tab/><text:tab/><text:tab/><text:tab/><text:tab/><text:tab/><text:tab/><text:tab/><text:tab/></text:p>
      <text:p text:style-name="P3"><text:s text:c="8"/>if computer == 'paper': <text:s text:c="4"/><text:tab/><text:tab/><text:tab/><text:tab/><text:tab/><text:tab/><text:tab/><text:tab/><text:tab/><text:tab/></text:p>
      <text:p text:style-name="P3"><text:s text:c="12"/>return 'Computer wins'<text:tab/><text:tab/><text:tab/><text:tab/><text:tab/><text:tab/><text:tab/><text:tab/><text:tab/> <text:s text:c="5"/><text:tab/></text:p>
      <text:p text:style-name="P3"><text:s text:c="8"/>elif computer == 'scissors':<text:tab/><text:tab/><text:tab/><text:tab/><text:tab/><text:tab/><text:tab/><text:tab/><text:tab/> <text:s text:c="5"/><text:tab/></text:p>
      <text:p text:style-name="P3"><text:s text:c="12"/>return 'Player wins'<text:tab/><text:tab/><text:tab/><text:tab/><text:tab/><text:tab/><text:tab/><text:tab/><text:tab/><text:tab/><text:tab/></text:p>
      <text:p text:style-name="P3"><text:s text:c="8"/>else:<text:tab/> <text:s text:c="3"/><text:tab/><text:tab/><text:tab/><text:tab/><text:tab/><text:tab/><text:tab/><text:tab/><text:tab/><text:tab/><text:tab/><text:tab/></text:p>
      <text:p text:style-name="P3"><text:s text:c="12"/>return 'Tie'<text:tab/><text:tab/><text:tab/><text:tab/><text:tab/><text:tab/><text:tab/><text:tab/><text:tab/><text:tab/><text:tab/><text:tab/></text:p>
      <text:p text:style-name="Standard"/>
      <text:p text:style-name="P2"><text:s text:c="4"/># Check the possible outcomes if the player chooses paper</text:p>
      <text:p text:style-name="Standard"><text:soft-page-break/><text:span text:style-name="T2"><text:s text:c="4"/></text:span><text:span text:style-name="T1">elif Player == 'paper':<text:tab/><text:tab/><text:tab/><text:tab/><text:tab/><text:tab/><text:tab/><text:tab/><text:tab/><text:tab/><text:tab/></text:span></text:p>
      <text:p text:style-name="P1"><text:s text:c="8"/>if computer == 'rock':<text:tab/><text:tab/><text:tab/><text:tab/><text:tab/><text:tab/><text:tab/><text:tab/><text:tab/><text:tab/><text:tab/></text:p>
      <text:p text:style-name="P1"><text:s text:c="12"/>return 'Player wins'<text:tab/><text:tab/><text:tab/><text:tab/><text:tab/><text:tab/><text:tab/><text:tab/><text:tab/><text:tab/><text:tab/></text:p>
      <text:p text:style-name="P1"><text:s text:c="8"/>elif computer == 'scissors':<text:tab/><text:tab/><text:tab/><text:tab/><text:tab/><text:tab/><text:tab/><text:tab/><text:tab/><text:tab/></text:p>
      <text:p text:style-name="P1"><text:s text:c="12"/>return 'Computer wins'<text:tab/><text:tab/><text:tab/><text:tab/><text:tab/><text:tab/><text:tab/><text:tab/><text:tab/><text:tab/></text:p>
      <text:p text:style-name="P1"><text:s text:c="8"/>else:<text:tab/><text:tab/><text:tab/><text:tab/><text:tab/><text:tab/><text:tab/><text:tab/><text:tab/><text:tab/><text:tab/><text:tab/><text:tab/></text:p>
      <text:p text:style-name="P1"><text:s text:c="12"/>return 'Tie'<text:tab/><text:tab/><text:tab/><text:tab/><text:tab/><text:tab/><text:tab/><text:tab/><text:tab/><text:tab/><text:tab/><text:tab/></text:p>
      <text:p text:style-name="Standard"/>
      <text:p text:style-name="Standard"><text:s text:c="4"/># Check the possible outcomes if the player chooses scissors</text:p>
      <text:p text:style-name="P1"><text:s text:c="4"/>elif Player == 'scissors':<text:tab/><text:tab/><text:tab/><text:tab/><text:tab/><text:tab/><text:tab/><text:tab/><text:tab/><text:tab/><text:tab/></text:p>
      <text:p text:style-name="P1"><text:s text:c="8"/>if computer == 'rock':<text:tab/><text:tab/><text:tab/><text:tab/><text:tab/><text:tab/><text:tab/><text:tab/><text:tab/><text:tab/><text:tab/></text:p>
      <text:p text:style-name="P1"><text:s text:c="12"/>return 'Computer wins'<text:tab/><text:tab/><text:tab/><text:tab/><text:tab/><text:tab/><text:tab/><text:tab/><text:tab/><text:tab/></text:p>
      <text:p text:style-name="P1"><text:s text:c="8"/>elif computer == 'paper':<text:tab/><text:tab/><text:tab/><text:tab/><text:tab/><text:tab/><text:tab/><text:tab/><text:tab/><text:tab/></text:p>
      <text:p text:style-name="P1"><text:s text:c="12"/>return 'Player wins'<text:tab/><text:tab/><text:tab/><text:tab/><text:tab/><text:tab/><text:tab/><text:tab/><text:tab/><text:tab/><text:tab/></text:p>
      <text:p text:style-name="P1"><text:s text:c="8"/>else:<text:tab/><text:tab/><text:tab/><text:tab/><text:tab/><text:tab/><text:tab/><text:tab/><text:tab/><text:tab/><text:tab/><text:tab/><text:tab/></text:p>
      <text:p text:style-name="P1"><text:s text:c="12"/>return 'Tie'<text:tab/><text:tab/><text:tab/><text:tab/><text:tab/><text:tab/><text:tab/><text:tab/><text:tab/><text:tab/><text:tab/><text:tab/></text:p>
      <text:p text:style-name="P1"><text:tab/><text:tab/><text:tab/><text:tab/><text:tab/><text:tab/><text:tab/><text:tab/><text:tab/><text:tab/><text:tab/><text:tab/><text:tab/><text:tab/></text:p>
      <text:p text:style-name="P1">print('Player choice:', Player)<text:tab/><text:tab/><text:tab/><text:tab/><text:tab/><text:tab/><text:tab/><text:tab/><text:tab/><text:tab/><text:tab/></text:p>
      <text:p text:style-name="P1">print('Computer choice:', computer)<text:tab/><text:tab/><text:tab/><text:tab/><text:tab/><text:tab/><text:tab/><text:tab/><text:tab/><text:tab/></text:p>
      <text:p text:style-name="P1">print(Game())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M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20:04:15.596480953</meta:creation-date>
    <dc:date>2023-05-17T22:28:47.380133166</dc:date>
    <meta:editing-duration>PT17M32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2" meta:paragraph-count="52" meta:word-count="335" meta:character-count="2712" meta:non-whitespace-character-count="1835"/>
  </office:meta>
</office:document-meta>
</file>